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4ba5c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c4345" officeooo:paragraph-rsid="01fe654a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tyle="italic" officeooo:paragraph-rsid="01de4cea" style:font-style-asian="italic" style:font-style-complex="italic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/>
      <style:text-properties officeooo:paragraph-rsid="001756f7"/>
    </style:style>
    <style:style style:name="P67" style:family="paragraph" style:parent-style-name="Text_20_body">
      <style:text-properties officeooo:rsid="02e82a24" officeooo:paragraph-rsid="001756f7" style:font-size-asian="12pt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rsid="02e82a24" officeooo:paragraph-rsid="00bb0ca2" style:font-size-asian="12pt"/>
    </style:style>
    <style:style style:name="P7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officeooo:rsid="01f8b30c"/>
    </style:style>
    <style:style style:name="T140" style:family="text">
      <style:text-properties fo:font-size="13pt" fo:font-style="normal" officeooo:rsid="01f6b79a" style:font-size-asian="11.3500003814697pt" style:font-style-asian="normal" style:font-size-complex="13pt" style:font-style-complex="normal"/>
    </style:style>
    <style:style style:name="T141" style:family="text">
      <style:text-properties fo:font-size="13pt" fo:font-style="normal" fo:font-weight="bold" officeooo:rsid="01f6b79a" style:font-size-asian="11.3500003814697pt" style:font-style-asian="normal" style:font-weight-asian="bold" style:font-size-complex="13pt" style:font-style-complex="normal" style:font-weight-complex="bold"/>
    </style:style>
    <style:style style:name="T142" style:family="text">
      <style:text-properties officeooo:rsid="01cc0b61"/>
    </style:style>
    <style:style style:name="T143" style:family="text">
      <style:text-properties officeooo:rsid="01efd146"/>
    </style:style>
    <style:style style:name="T144" style:family="text">
      <style:text-properties officeooo:rsid="01f08fe1"/>
    </style:style>
    <style:style style:name="T145" style:family="text">
      <style:text-properties officeooo:rsid="01ee78d3"/>
    </style:style>
    <style:style style:name="T146" style:family="text">
      <style:text-properties officeooo:rsid="01f3de17"/>
    </style:style>
    <style:style style:name="T147" style:family="text">
      <style:text-properties officeooo:rsid="01cdb91a"/>
    </style:style>
    <style:style style:name="T148" style:family="text">
      <style:text-properties officeooo:rsid="01cded41"/>
    </style:style>
    <style:style style:name="T149" style:family="text">
      <style:text-properties officeooo:rsid="01d17a11"/>
    </style:style>
    <style:style style:name="T150" style:family="text">
      <style:text-properties officeooo:rsid="01d2ad41"/>
    </style:style>
    <style:style style:name="T151" style:family="text">
      <style:text-properties officeooo:rsid="01d4f771"/>
    </style:style>
    <style:style style:name="T152" style:family="text">
      <style:text-properties officeooo:rsid="01d5bd39"/>
    </style:style>
    <style:style style:name="T153" style:family="text">
      <style:text-properties officeooo:rsid="01d7ba92"/>
    </style:style>
    <style:style style:name="T154" style:family="text">
      <style:text-properties officeooo:rsid="01d9172e"/>
    </style:style>
    <style:style style:name="T15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6" style:family="text">
      <style:text-properties officeooo:rsid="01de4cea"/>
    </style:style>
    <style:style style:name="T157" style:family="text">
      <style:text-properties officeooo:rsid="01e3a981"/>
    </style:style>
    <style:style style:name="T15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5" style:family="text">
      <style:text-properties officeooo:rsid="038d9d4d"/>
    </style:style>
    <style:style style:name="T166" style:family="text">
      <style:text-properties officeooo:rsid="038dd9cf"/>
    </style:style>
    <style:style style:name="T167" style:family="text">
      <style:text-properties officeooo:rsid="0025668c"/>
    </style:style>
    <style:style style:name="T1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9" style:family="text">
      <style:text-properties fo:font-weight="normal" officeooo:rsid="01e97238" style:font-weight-asian="normal" style:font-weight-complex="normal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officeooo:rsid="00bb3130"/>
    </style:style>
    <style:style style:name="T175" style:family="text">
      <style:text-properties officeooo:rsid="00bc8fae"/>
    </style:style>
    <style:style style:name="T176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 </text:span><text:span text:style-name="T139">(</text:span><text:span text:style-name="T140">Orca</text:span><text:span text:style-name="T141">, </text:span><text:span text:style-name="T140">n.d.</text:span><text:span text:style-name="T139">).</text:span><text:span text:style-name="T133"> </text:span><text:span text:style-name="T142">This can be accomplished</text:span><text:span text:style-name="T133"> </text:span><text:span text:style-name="T143">through technologies such as containerisation or </text:span><text:span text:style-name="T144">other types of</text:span><text:span text:style-name="T143"> virtualisation</text:span><text:span text:style-name="T133"> </text:span><text:span text:style-name="T145">(Dirk Merkel, n.d.)</text:span><text:span text:style-name="T133">. </text:span></text:p>
      <text:p text:style-name="P51">With this, we can carry out updates and patches manually, test for vulnerabilities, all the while the VPS is still providing its service. </text:p>
      <text:p text:style-name="P52"/>
      <text:p text:style-name="P52"/>
      <text:p text:style-name="P52"><text:span text:style-name="T146">This effectively allows us to make a clone of the VPS,</text:span><text:span text:style-name="T147"> and then </text:span></text:p>
      <text:p text:style-name="P53"/>
      <text:p text:style-name="P53"><text:span text:style-name="T147">running that image in a local development environment, </text:span><text:span text:style-name="T148">we can </text:span><text:span text:style-name="T149">carry out updates and patches manually, test for vulnerabilities, all the while the VPS is still </text:span><text:span text:style-name="T150">providing its service</text:span><text:span text:style-name="T149">.</text:span></text:p>
      <text:p text:style-name="P54"/>
      <text:p text:style-name="P55">To further increase security and <text:span text:style-name="T151">minimise the impact of unforeseen factors, a full backup of the VPS can also be made to a removable media. </text:span><text:span text:style-name="T152">This ensures that even if </text:span><text:span text:style-name="T153">the patches fail due to unknown factors, </text:span><text:span text:style-name="T154">the VPS can still be rolled back to the last working version.</text:span></text:p>
      <text:p text:style-name="P56"><text:span text:style-name="T155">“</text:span>‘Critical’ patches <text:span text:style-name="T156">[should </text:span><text:span text:style-name="T157">be</text:span><text:span text:style-name="T156">]</text:span> deployed within 14 calendar days of a patch becoming available<text:span text:style-name="T155">” </text:span><text:span text:style-name="T158">(CESG, 2014)</text:span></text:p>
      <text:p text:style-name="P57">National Cyber Security Centre <text:span text:style-name="T159">(2024) </text:span></text:p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/>
      <text:p text:style-name="P61"/>
      <text:p text:style-name="P61"/>
      <text:p text:style-name="P62"/>
      <text:p text:style-name="P25"/>
      <text:p text:style-name="P25"/>
      <text:list text:style-name="WWNum5">
        <text:list-item text:start-value="1">
          <text:p text:style-name="P63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6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4"/>
      <text:p text:style-name="P25"/>
      <text:p text:style-name="P65">References</text:p>
      <text:p text:style-name="P66"><text:span text:style-name="Strong_20_Emphasis"><text:span text:style-name="T160">GD</text:span></text:span><text:span text:style-name="Strong_20_Emphasis"><text:span text:style-name="T161">P</text:span></text:span><text:span text:style-name="Strong_20_Emphasis"><text:span text:style-name="T160">R</text:span></text:span><text:span text:style-name="T162"> (</text:span>2018<text:span text:style-name="T162">) </text:span><text:span text:style-name="Emphasis"><text:span text:style-name="T162">General Data Protection Regulation.</text:span></text:span><text:span text:style-name="T162"> Available at: </text:span><text:a xlink:type="simple" xlink:href="https://gdpr-info.eu/" text:style-name="Internet_20_link" text:visited-style-name="Visited_20_Internet_20_Link"><text:span text:style-name="T162">https://gdpr-info.eu/</text:span></text:a><text:span text:style-name="T162"> (</text:span><text:span text:style-name="T163">Accessed: </text:span><text:span text:style-name="T164">5 </text:span><text:span text:style-name="T163"><text:s/></text:span><text:span text:style-name="T164">May</text:span><text:span text:style-name="T163"> 2026</text:span><text:span text:style-name="T162">).</text:span></text:p>
      <text:p text:style-name="P67"><text:span text:style-name="Strong_20_Emphasis">Data Protection Act 2018</text:span> (2018) <text:span text:style-name="Emphasis">c.12.</text:span> London: The Stationery Office. <text:span text:style-name="T165">Available at: </text:span><text:a xlink:type="simple" xlink:href="https://www.legislation.gov.uk/ukpga/2018/12" text:style-name="Internet_20_link" text:visited-style-name="Visited_20_Internet_20_Link"><text:span text:style-name="T165">https://www.legislation.gov.uk/ukpga/2018/12</text:span></text:a><text:span text:style-name="T165"> </text:span><text:span text:style-name="T166">(Accessed: </text:span><text:span text:style-name="T167">5 May</text:span><text:span text:style-name="T166"> 2026).</text:span></text:p>
      <text:p text:style-name="P6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6">Accessed: </text:span><text:span text:style-name="T167">5</text:span><text:span text:style-name="T166"> </text:span><text:span text:style-name="T167">May</text:span><text:span text:style-name="T166"> 2026</text:span>).</text:p>
      <text:p text:style-name="P69">National Cyber Security Centre <text:span text:style-name="T159">(2021) </text:span><text:span text:style-name="T168">Top tips for staying secure online.</text:span><text:span text:style-name="T15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9">https://www.ncsc.gov.uk/collection/top-tips-for-staying-secure-online/always-back-up-your-most-important-data#section_3</text:span></text:a><text:span text:style-name="T159"> (Accessed 5 May 2026).</text:span></text:p>
      <text:p text:style-name="P70">National Cyber Security Centre <text:span text:style-name="T159">(2024) </text:span><text:span text:style-name="T168">Vulnerability management</text:span><text:span text:style-name="T159">. Available at: </text:span><text:a xlink:type="simple" xlink:href="https://www.ncsc.gov.uk/collection/vulnerability-management" text:style-name="Internet_20_link" text:visited-style-name="Visited_20_Internet_20_Link"><text:span text:style-name="T159">https://www.ncsc.gov.uk/collection/vulnerability-management</text:span></text:a><text:span text:style-name="T159"> </text:span><text:span text:style-name="T169">(Accessed: 6 May 2026).</text:span></text:p>
      <text:p text:style-name="P71"><text:span text:style-name="T17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2">Rubber Duck Debugging <text:span text:style-name="T159">(n.d.) </text:span><text:span text:style-name="T168">Debugging Software with a Rubber Ducky. </text:span><text:span text:style-name="T171">Available at: </text:span><text:a xlink:type="simple" xlink:href="https://rubberduckdebugging.com/" text:style-name="Internet_20_link" text:visited-style-name="Visited_20_Internet_20_Link"><text:span text:style-name="T171">https://rubberduckdebugging.com/</text:span></text:a><text:span text:style-name="T171"> (Accessed: 5 May 2026)</text:span></text:p>
      <text:p text:style-name="P73"><text:span text:style-name="T172">Luka Netzler, Brian Lovell</text:span><text:span text:style-name="T1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4">Christoph Bamberg, Julia Reinchenberger, Jens Blechert <text:span text:style-name="T159">(2025) </text:span><text:span text:style-name="T168">Stable cognitive performance while adapting to intermittent fasting: A randomised controlled trial</text:span><text:span text:style-name="T171">. Available at: </text:span><text:a xlink:type="simple" xlink:href="https://journals.sagepub.com/doi/10.1177/13591053251351204" text:style-name="Internet_20_link" text:visited-style-name="Visited_20_Internet_20_Link"><text:span text:style-name="T171">https://journals.sagepub.com/doi/10.1177/13591053251351204</text:span></text:a><text:span text:style-name="T171"> (Accessed: 5 May 2026).</text:span></text:p>
      <text:p text:style-name="P75"><text:span text:style-name="Strong_20_Emphasis">Information Commissioner’s Office (ICO)</text:span> (2024<text:span text:style-name="T17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6">Accessed: </text:span><text:span text:style-name="T175">5 May </text:span><text:span text:style-name="T166">2026</text:span>).</text:p>
      <text:p text:style-name="P76">Dominik H Pesta, Varman T Samuel <text:span text:style-name="T159">(2014) </text:span><text:span text:style-name="T168">A high-protein diet for reducing body fat: mechanisms and possible caveats.</text:span><text:span text:style-name="T159"> Available at: </text:span><text:a xlink:type="simple" xlink:href="https://link.springer.com/article/10.1186/1743-7075-11-53" text:style-name="Internet_20_link" text:visited-style-name="Visited_20_Internet_20_Link"><text:span text:style-name="T159">https://link.springer.com/article/10.1186/1743-7075-11-53</text:span></text:a><text:span text:style-name="T159"> (Accessed: 5 May 2026).</text:span></text:p>
      <text:p text:style-name="P77"/>
      <text:p text:style-name="P78">Craig A. Williamson, Jari J. Morganti, Hannah E. Smithson <text:span text:style-name="T159">(2023) </text:span><text:span text:style-name="T168">Bright-light distractions and visual performance</text:span><text:span text:style-name="T15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9">https://www.frontiersin.org/journals/psychology/articles/10.3389/fpsyg.2023.1088975/full</text:span></text:a><text:span text:style-name="T159"> (Accessed: 5 May 2026).</text:span></text:p>
      <text:p text:style-name="P79"/>
      <text:p text:style-name="P80">Ning Ding, Daniel Wagner, Xiaomeng Chen, Abhinav Pathak, Y. Charlie Hu, Andrew Rice <text:span text:style-name="T159">(2013) </text:span><text:span text:style-name="T168">Characterizing and modeling the impact of wireless signal strength on smartphone battery drain. </text:span><text:span text:style-name="T171">Available at: </text:span><text:a xlink:type="simple" xlink:href="https://dl.acm.org/doi/10.1145/2494232.2466586" text:style-name="Internet_20_link" text:visited-style-name="Visited_20_Internet_20_Link"><text:span text:style-name="T171">https://dl.acm.org/doi/10.1145/2494232.2466586</text:span></text:a><text:span text:style-name="T171"> (Accessed: 5 May 2026)</text:span></text:p>
      <text:p text:style-name="P81"/>
      <text:p text:style-name="P82">The Postman Team <text:span text:style-name="T159">(2025) </text:span><text:span text:style-name="T168">What are HTTP status codes? Complete Guide for API Developers</text:span><text:span text:style-name="T159">. Available at: </text:span><text:a xlink:type="simple" xlink:href="https://blog.postman.com/what-are-http-status-codes/" text:style-name="Internet_20_link" text:visited-style-name="Visited_20_Internet_20_Link"><text:span text:style-name="T159">https://blog.postman.com/what-are-http-status-codes/</text:span></text:a><text:span text:style-name="T159"> (Accessed: 6 May 2026)</text:span></text:p>
      <text:p text:style-name="P83"/>
      <text:p text:style-name="P84">Ubuntu <text:span text:style-name="T159">(n.d.) </text:span><text:span text:style-name="T168">Vulnerability management tools in Ubuntu.</text:span><text:span text:style-name="T171"> Available at: </text:span><text:a xlink:type="simple" xlink:href="https://ubuntu.com/security/vulnerability-management" text:style-name="Internet_20_link" text:visited-style-name="Visited_20_Internet_20_Link"><text:span text:style-name="T171">https://ubuntu.com/security/vulnerability-management</text:span></text:a><text:span text:style-name="T171"> (Accessed: 6 May 2026)</text:span></text:p>
      <text:p text:style-name="P85"/>
      <text:p text:style-name="P86">Trevor Atkins <text:span text:style-name="T159">(2002) </text:span><text:span text:style-name="T168">Create a Lightweight Testing Framework. </text:span><text:span text:style-name="T159">Available at: </text:span><text:a xlink:type="simple" xlink:href="https://thinktesting.com/articles/a-lightweight-testing-framework/" text:style-name="Internet_20_link" text:visited-style-name="Visited_20_Internet_20_Link"><text:span text:style-name="T159">https://thinktesting.com/articles/a-lightweight-testing-framework/</text:span></text:a><text:span text:style-name="T159"> (Accessed: 6 May 2026)</text:span></text:p>
      <text:p text:style-name="P87"/>
      <text:p text:style-name="P88">CESG <text:span text:style-name="T159">(2014) </text:span><text:span text:style-name="T168">Implementing the cloud security principles. </text:span><text:span text:style-name="T15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9">https://www.gov.uk/government/publications/implementing-the-cloud-security-principles/implementing-the-cloud-security-principles</text:span></text:a><text:span text:style-name="T159"> (Accessed: 6 May 2026)</text:span></text:p>
      <text:p text:style-name="P89"/>
      <text:p text:style-name="P89"/>
      <text:p text:style-name="P90"><text:span text:style-name="T170">Dirk Merkel</text:span> (n.d.) <text:span text:style-name="T3">Docker: Lightweight Linux Containers for Consistent Development and</text:span></text:p>
      <text:p text:style-name="P91">Deployment. <text:span text:style-name="T173">Available at: </text:span><text:a xlink:type="simple" xlink:href="https://www.seltzer.com/margo/teaching/CS508.19/papers/merkel14.pdf" text:style-name="Internet_20_link" text:visited-style-name="Visited_20_Internet_20_Link"><text:span text:style-name="T173">https://www.seltzer.com/margo/teaching/CS508.19/papers/merkel14.pdf</text:span></text:a><text:span text:style-name="T173"> (Accessed: 6 May 2026)</text:span></text:p>
      <text:p text:style-name="P90"/>
      <text:p text:style-name="P92">Orca <text:span text:style-name="T159">(n.d.) </text:span><text:span text:style-name="T168">Patch Management. </text:span><text:span text:style-name="T159">Available at: </text:span><text:a xlink:type="simple" xlink:href="https://orca.security/glossary/patch-management/" text:style-name="Internet_20_link" text:visited-style-name="Visited_20_Internet_20_Link"><text:span text:style-name="T159">https://orca.security/glossary/patch-management/</text:span></text:a><text:span text:style-name="T159"> (Accessed: 6 May 2026)</text:span></text:p>
      <text:p text:style-name="P93"/>
      <text:p text:style-name="P94">Mak Ulac <text:span text:style-name="T159">(2026)</text:span><text:span text:style-name="T168"> </text:span><text:span text:style-name="T176">Top Linux Vulnerability Scanners in 2026: A Guide to Open-Source Security Tools</text:span><text:span text:style-name="T159">. Available at: </text:span><text:a xlink:type="simple" xlink:href="https://linuxsecurity.com/features/top-6-vulnerability-scanning-tools" text:style-name="Internet_20_link" text:visited-style-name="Visited_20_Internet_20_Link"><text:span text:style-name="T159">https://linuxsecurity.com/features/top-6-vulnerability-scanning-tools</text:span></text:a><text:span text:style-name="T15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36:00.674145480</dc:date>
    <meta:editing-duration>PT13H48M20S</meta:editing-duration>
    <meta:editing-cycles>389</meta:editing-cycles>
    <meta:document-statistic meta:table-count="0" meta:image-count="0" meta:object-count="0" meta:page-count="6" meta:paragraph-count="77" meta:word-count="2120" meta:character-count="14960" meta:non-whitespace-character-count="12909"/>
  </office:meta>
</office:document-meta>
</file>